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89a9" officeooo:paragraph-rsid="001289a9"/>
    </style:style>
    <style:style style:name="P2" style:family="paragraph" style:parent-style-name="Standard">
      <style:paragraph-properties style:line-height-at-least="0.198in"/>
      <style:text-properties fo:color="#d4d4d4" style:font-name="Droid Sans Mono" fo:font-size="10.5pt" fo:font-weight="normal" fo:background-color="#1e1e1e"/>
    </style:style>
    <style:style style:name="P3" style:family="paragraph" style:parent-style-name="Standard">
      <style:text-properties fo:color="#d4d4d4" style:font-name="Droid Sans Mono" fo:font-size="10.5pt" fo:font-weight="normal" officeooo:rsid="001289a9" officeooo:paragraph-rsid="001289a9" fo:background-color="#1e1e1e"/>
    </style:style>
    <style:style style:name="P4" style:family="paragraph" style:parent-style-name="Standard">
      <style:paragraph-properties style:line-height-at-least="0.198in"/>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Hello everyone, I am Emre Geçit. Today, I will talk about some statistics about Erasmus students.</text:p>
      <text:p text:style-name="P4"/>
      <text:p text:style-name="P2">Here is a bar-graph from 2017 which I have borrowed from European Commision which depicts the number of Erasmus students from 1987 to 2017.</text:p>
      <text:p text:style-name="P2">At first Erasmus starts with 3,000 students in 1987. In 1992, the number of students participating in Erasmus suddenly increases by a factor of 17 and reaches 51.700 students.</text:p>
      <text:p text:style-name="P4"/>
      <text:p text:style-name="P2">After 1992, in every 5 year-period, the number of students participating in Erasmus increases by nearly 60 percent. Although this trend seems to have slowed down in the recent years, the number of students participating in Erasmus is still increasing.</text:p>
      <text:p text:style-name="P4"/>
      <text:p text:style-name="P2">In the graph, we can also see that the Erasmus program has expanded its scope to include also traineeships starting from 2007. </text:p>
      <text:p text:style-name="P4"/>
      <text:p text:style-name="P2">On the whole we can see that over the last 30 years, the Erasmus program has been a great success and reached a total of 4.4 million participants.</text:p>
      <text:p text:style-name="P4"/>
      <text:p text:style-name="P2">On this figure from 2018, which is also borrowed from European Commision, we can see the most popular destinations for Erasmus students in 2017-18. We can see that Spain is by far the most popular destination for Erasmus students with 51.3 thousand students. France is the second most popular destination with 34.5 thousand students and Germany follows France with 31.9 thousand students. Turkey is in the lower half of the list with 3.5 thousand students.</text:p>
      <text:p text:style-name="P2">We also see that a total of 340 thousand students participated in Erasmus in 2017-18 which is a great number.</text:p>
      <text:p text:style-name="P4"/>
      <text:p text:style-name="P2">On the whole, we can see that the most popular destinations for Erasmus students are the countries are the Western European countries with their high living standards and high quality of education. Less developed eastern European countries are not as popular as the Western European countries.</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24T19:10:46.676525229</meta:creation-date>
    <dc:date>2023-05-24T19:36:13.682550470</dc:date>
    <meta:editing-duration>PT14M27S</meta:editing-duration>
    <meta:editing-cycles>1</meta:editing-cycles>
    <meta:document-statistic meta:table-count="0" meta:image-count="0" meta:object-count="0" meta:page-count="1" meta:paragraph-count="9" meta:word-count="300" meta:character-count="1793" meta:non-whitespace-character-count="1501"/>
    <meta:generator>LibreOffice/6.4.7.2$Linux_X86_64 LibreOffice_project/40$Build-2</meta:generator>
  </office:meta>
</office:document-meta>
</file>